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3f92"/>
    </style:style>
    <style:style style:name="P2" style:family="paragraph" style:parent-style-name="Standard">
      <loext:graphic-properties draw:fill="solid" draw:fill-color="#eeeeee" draw:opacity="100%"/>
      <style:paragraph-properties fo:margin-top="0in" fo:margin-bottom="0.0402in" style:contextual-spacing="false" fo:background-color="#eeeeee"/>
    </style:style>
    <style:style style:name="P3" style:family="paragraph" style:parent-style-name="Standard">
      <style:text-properties officeooo:paragraph-rsid="00102b0a"/>
    </style:style>
    <style:style style:name="P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reak-before="page" fo:background-color="transparent"/>
      <style:text-properties officeooo:paragraph-rsid="00102b0a"/>
    </style:style>
    <style:style style:name="P5" style:family="paragraph" style:parent-style-name="Standard">
      <style:text-properties officeooo:paragraph-rsid="00113f92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2751. Robot Collisions</text:h>
      <text:p text:style-name="P5">/*</text:p>
      <text:p text:style-name="Standard"><text:s text:c="4"/>Time complexity: O(n log n)</text:p>
      <text:p text:style-name="Standard"><text:s text:c="4"/>Extra space complexity: O(n)</text:p>
      <text:p text:style-name="Standard">*/</text:p>
      <text:p text:style-name="Standard">class Solution {</text:p>
      <text:p text:style-name="P2"><text:s text:c="6"/>public:</text:p>
      <text:p text:style-name="P2"><text:s text:c="8"/>class Robot{</text:p>
      <text:p text:style-name="P2"><text:s text:c="12"/>public:</text:p>
      <text:p text:style-name="P2"><text:s text:c="16"/>int index;</text:p>
      <text:p text:style-name="P2"><text:s text:c="16"/>int position;</text:p>
      <text:p text:style-name="P2"><text:s text:c="16"/>int health;</text:p>
      <text:p text:style-name="P2"><text:s text:c="16"/>char direction;</text:p>
      <text:p text:style-name="P2"><text:s text:c="12"/>public:</text:p>
      <text:p text:style-name="P2"><text:s text:c="16"/>Robot(int position,int health,char direction,int index): position(position),health(health),direction(direction),index(index){}</text:p>
      <text:p text:style-name="P2"><text:s text:c="8"/>};</text:p>
      <text:p text:style-name="Standard"><text:s text:c="4"/>public:</text:p>
      <text:p text:style-name="Standard"><text:s text:c="8"/>std::vector&lt;int&gt; survivedRobotsHealths(std::vector&lt;int&gt;&amp; positions, std::vector&lt;int&gt;&amp; healths, std::string directions){</text:p>
      <text:p text:style-name="Standard"><text:s text:c="12"/>int n=positions.size();</text:p>
      <text:p text:style-name="Standard"><text:s text:c="12"/>std::vector&lt;Robot&gt; robots;</text:p>
      <text:p text:style-name="Standard"><text:s text:c="12"/>for(int i=0;i&lt;n;++i){</text:p>
      <text:p text:style-name="Standard"><text:s text:c="15"/>robots.push_back(Robot(positions[i],healths[i],directions[i],i));</text:p>
      <text:p text:style-name="Standard"><text:s text:c="12"/>}</text:p>
      <text:p text:style-name="Standard"/>
      <text:p text:style-name="Standard"><text:s text:c="12"/>std::sort(robots.begin(),robots.end(),[](const Robot&amp; r1,const Robot&amp; r2){return r1.position&lt;r2.position;});</text:p>
      <text:p text:style-name="Standard"/>
      <text:p text:style-name="Standard"><text:s text:c="10"/></text:p>
      <text:p text:style-name="P3"><text:s text:c="12"/></text:p>
      <text:p text:style-name="P4">std::stack&lt;Robot&gt; st;</text:p>
      <text:p text:style-name="Standard"><text:s text:c="12"/>for(auto&amp; robot: robots){</text:p>
      <text:p text:style-name="Standard"><text:s text:c="20"/>if(robot.direction=='R') st.push(robot);</text:p>
      <text:p text:style-name="Standard"><text:s text:c="20"/>else {</text:p>
      <text:p text:style-name="Standard"><text:s text:c="24"/>while(!st.empty() &amp;&amp; healths[robot.index]&gt;0){</text:p>
      <text:p text:style-name="Standard"><text:s text:c="28"/>if(robot.health==st.top().health){</text:p>
      <text:p text:style-name="Standard"><text:s text:c="32"/>healths[st.top().index]=0;</text:p>
      <text:p text:style-name="Standard"><text:s text:c="32"/>healths[robot.index]=0;</text:p>
      <text:p text:style-name="Standard"><text:s text:c="32"/>st.pop();</text:p>
      <text:p text:style-name="Standard"/>
      <text:p text:style-name="Standard"><text:s text:c="28"/>} </text:p>
      <text:p text:style-name="Standard"><text:s text:c="28"/>else if(robot.health&lt;st.top().health) {</text:p>
      <text:p text:style-name="Standard"><text:s text:c="32"/>healths[st.top().index]--;</text:p>
      <text:p text:style-name="Standard"><text:s text:c="32"/>st.top().health--;</text:p>
      <text:p text:style-name="Standard"><text:s text:c="32"/>healths[robot.index]=0;</text:p>
      <text:p text:style-name="Standard"><text:s text:c="28"/>}</text:p>
      <text:p text:style-name="Standard"><text:s text:c="28"/>else {</text:p>
      <text:p text:style-name="Standard"><text:s text:c="32"/>healths[st.top().index]=0;</text:p>
      <text:p text:style-name="Standard"><text:s text:c="32"/>healths[robot.index]--;</text:p>
      <text:p text:style-name="Standard"><text:s text:c="32"/>robot.health--;</text:p>
      <text:p text:style-name="Standard"><text:s text:c="32"/>st.pop();</text:p>
      <text:p text:style-name="Standard"><text:s text:c="28"/>}</text:p>
      <text:p text:style-name="Standard"><text:s text:c="24"/>}</text:p>
      <text:p text:style-name="Standard"><text:s text:c="20"/>}</text:p>
      <text:p text:style-name="Standard"><text:s text:c="12"/>}</text:p>
      <text:p text:style-name="Standard"/>
      <text:p text:style-name="Standard"><text:s text:c="12"/>std::vector&lt;int&gt; ans;</text:p>
      <text:p text:style-name="Standard"><text:s text:c="12"/>for(auto&amp; h: healths){</text:p>
      <text:p text:style-name="Standard"><text:s text:c="16"/>if(h!=0) ans.push_back(h);</text:p>
      <text:p text:style-name="Standard"><text:s text:c="12"/>}</text:p>
      <text:p text:style-name="Standard"/>
      <text:p text:style-name="Standard"><text:s text:c="12"/>return ans;</text:p>
      <text:p text:style-name="Standard"/>
      <text:p text:style-name="Standard"><text:s text:c="8"/>}</text:p>
      <text:p text:style-name="Standard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11:46:10.141854653</meta:creation-date>
    <dc:date>2024-07-14T11:51:59.658384964</dc:date>
    <meta:editing-duration>PT5M5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109" meta:character-count="2117" meta:non-whitespace-character-count="1131"/>
  </office:meta>
</office:document-meta>
</file>